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E0000002E53CF47755AF0AEDC.png" manifest:media-type="image/png"/>
  <manifest:file-entry manifest:full-path="Pictures/100002010000003A0000003A029886629108AA98.png" manifest:media-type="image/png"/>
  <manifest:file-entry manifest:full-path="Pictures/100002010000003D0000003DBAC8370E310057A9.png" manifest:media-type="image/png"/>
  <manifest:file-entry manifest:full-path="Pictures/10000201000000360000003609D86024D3CCB6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5.631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ffffff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1999998092651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1999998092651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89cm" svg:height="3.214cm" svg:x="1.899cm" svg:y="0.661cm" presentation:class="title" presentation:user-transformed="true">
          <draw:text-box>
            <text:p text:style-name="P1"><text:span text:style-name="T1">Eigenständiger Webservice</text:span></text:p>
          </draw:text-box>
        </draw:frame>
        <draw:custom-shape draw:name="Textfeld 3" draw:style-name="gr1" draw:text-style-name="P4" draw:layer="layout" svg:width="6cm" svg:height="3.297cm" svg:x="1.918cm" svg:y="6.924cm">
          <text:p text:style-name="P3"><text:span text:style-name="T2">DATENBANKSYSTEM ZO/Qualitas:</text:span></text:p>
          <text:p text:style-name="P3"><text:span text:style-name="T3"/></text:p>
          <text:p text:style-name="P3"><text:span text:style-name="T4">Web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5" draw:style-name="gr2" draw:text-style-name="P5" draw:layer="layout" svg:width="6.131cm" svg:height="0.001cm" svg:x="8.768cm" svg:y="8.2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7" draw:style-name="gr2" draw:text-style-name="P5" draw:layer="layout" svg:width="6.131cm" svg:height="0.001cm" svg:x="8.764cm" svg:y="7.224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10" draw:style-name="gr3" draw:text-style-name="P5" draw:layer="layout" svg:width="0.621cm" svg:height="0.488cm" svg:x="9.1cm" svg:y="6.636cm">
          <draw:image xlink:href="Pictures/100002010000002E0000002E53CF47755AF0AEDC.png" xlink:type="simple" xlink:show="embed" xlink:actuate="onLoad">
            <text:p/>
          </draw:image>
        </draw:frame>
        <draw:frame draw:name="Picture 12" draw:style-name="gr3" draw:text-style-name="P5" draw:layer="layout" svg:width="0.657cm" svg:height="0.518cm" svg:x="9.1cm" svg:y="8.602cm">
          <draw:image xlink:href="Pictures/100002010000003A0000003A029886629108AA98.png" xlink:type="simple" xlink:show="embed" xlink:actuate="onLoad">
            <text:p/>
          </draw:image>
        </draw:frame>
        <draw:custom-shape draw:name="Textfeld 28" draw:style-name="gr4" draw:text-style-name="P4" draw:layer="layout" svg:width="3.828cm" svg:height="0.756cm" svg:x="9.872cm" svg:y="8.626cm">
          <text:p text:style-name="P3"><text:span text:style-name="T5">Datenst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4" draw:text-style-name="P4" draw:layer="layout" svg:width="5.6cm" svg:height="0.756cm" svg:x="9.7cm" svg:y="7.5cm">
          <text:p text:style-name="P3"><text:span text:style-name="T5">Definition der Datenrec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4" draw:text-style-name="P4" draw:layer="layout" svg:width="3.999cm" svg:height="0.756cm" svg:x="9.9cm" svg:y="6.555cm">
          <text:p text:style-name="P3"><text:span text:style-name="T5">Kontakt Web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5" draw:layer="layout" svg:width="0.699cm" svg:height="0.55cm" svg:x="12.4cm" svg:y="8.626cm">
          <draw:image xlink:href="Pictures/100002010000003D0000003DBAC8370E310057A9.png" xlink:type="simple" xlink:show="embed" xlink:actuate="onLoad">
            <text:p/>
          </draw:image>
        </draw:frame>
        <draw:g draw:name="Gruppieren 1038">
          <draw:frame draw:name="Picture 4" draw:style-name="gr3" draw:text-style-name="P5" draw:layer="layout" svg:width="0.699cm" svg:height="0.551cm" svg:x="16.387cm" svg:y="7.921cm">
            <draw:image xlink:href="Pictures/100002010000003D0000003DBAC8370E310057A9.png" xlink:type="simple" xlink:show="embed" xlink:actuate="onLoad">
              <text:p/>
            </draw:image>
          </draw:frame>
          <draw:g draw:name="Gruppieren 1037">
            <draw:custom-shape draw:name="Textfeld 2" draw:style-name="gr1" draw:text-style-name="P7" draw:layer="layout" svg:width="7cm" svg:height="4.821cm" svg:x="16.187cm" svg:y="6.555cm">
              <text:p text:style-name="P6"><text:span text:style-name="T2">BETRIEB:</text:span></text:p>
              <text:p text:style-name="P6"><text:span text:style-name="T3"/></text:p>
              <text:p text:style-name="P6"><text:span text:style-name="T3"><text:s text:c="6"/></text:span><text:span text:style-name="T3">Milchmengendaten</text:span></text:p>
              <text:p text:style-name="P6"><text:span text:style-name="T4"/></text:p>
              <text:p text:style-name="P6"><text:span text:style-name="T4">ISM: Client-Programm</text:span></text:p>
              <text:p text:style-name="P6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" draw:style-name="gr5" draw:text-style-name="P5" draw:layer="layout" svg:x1="15.586cm" svg:y1="6.868cm" svg:x2="19.687cm" svg:y2="4.821cm">
              <text:p/>
            </draw:line>
            <draw:line draw:name="Gerade Verbindung 27" draw:style-name="gr5" draw:text-style-name="P5" draw:layer="layout" svg:x1="23.886cm" svg:y1="6.868cm" svg:x2="19.687cm" svg:y2="4.821cm">
              <text:p/>
            </draw:line>
          </draw:g>
        </draw:g>
        <draw:custom-shape draw:name="Gerade Verbindung mit Pfeil 53" draw:style-name="gr2" draw:text-style-name="P5" draw:layer="layout" svg:width="6.131cm" svg:height="0.001cm" svg:x="8.764cm" svg:y="9.232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3" draw:text-style-name="P5" draw:layer="layout" svg:width="0.621cm" svg:height="0.488cm" svg:x="9.078cm" svg:y="7.558cm">
          <draw:image xlink:href="Pictures/10000201000000360000003609D86024D3CCB66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5.200000762939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31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3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800000190734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5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800000190734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77cm" fo:margin-bottom="0cm" fo:text-indent="0cm"/>
      <style:text-properties fo:font-size="15.8000001907349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77cm" fo:margin-bottom="0cm" fo:text-indent="0cm"/>
      <style:text-properties fo:font-size="15.8000001907349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77cm" fo:margin-bottom="0cm" fo:text-indent="0cm"/>
      <style:text-properties fo:font-size="15.8000001907349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77cm" fo:margin-bottom="0cm" fo:text-indent="0cm"/>
      <style:text-properties fo:font-size="15.8000001907349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77cm" fo:margin-bottom="0cm" fo:text-indent="0cm"/>
      <style:text-properties fo:font-size="15.8000001907349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1999998092651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313cm" svg:x="1cm" svg:y="3.616cm"/>
      <draw:page-thumbnail draw:layer="backgroundobjects" svg:width="8.999cm" svg:height="5.313cm" svg:x="1cm" svg:y="12.192cm"/>
      <draw:page-thumbnail draw:layer="backgroundobjects" svg:width="8.999cm" svg:height="5.313cm" svg:x="1cm" svg:y="20.768cm"/>
      <draw:page-thumbnail draw:layer="backgroundobjects" svg:width="8.999cm" svg:height="5.313cm" svg:x="11cm" svg:y="3.616cm"/>
      <draw:page-thumbnail draw:layer="backgroundobjects" svg:width="8.999cm" svg:height="5.313cm" svg:x="11cm" svg:y="12.192cm"/>
      <draw:page-thumbnail draw:layer="backgroundobjects" svg:width="8.999cm" svg:height="5.313cm" svg:x="11cm" svg:y="20.768cm"/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3.214cm" svg:x="1.905cm" svg:y="4.659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Untertitel 2" presentation:style-name="Mpr2" draw:text-style-name="MP8" draw:layer="backgroundobjects" svg:width="17.779cm" svg:height="3.833cm" svg:x="3.81cm" svg:y="8.499cm" presentation:class="subtitle" presentation:user-transformed="true">
        <draw:text-box>
          <text:p text:style-name="MP7"><text:span text:style-name="MT3">Formatvorlage des Untertitelmasters durch Klicken bearbeiten</text:span></text:p>
        </draw:text-box>
      </draw:frame>
      <draw:frame draw:name="Datumsplatzhalter 3" presentation:style-name="Mpr3" draw:text-style-name="MP10" draw:layer="backgroundobjects" svg:width="5.926cm" svg:height="0.798cm" svg:x="1.27cm" svg:y="13.903cm" presentation:class="date-time" presentation:user-transformed="true">
        <draw:text-box>
          <text:p text:style-name="MP9"><text:span text:style-name="MT4"><text:date style:data-style-name="D1" text:date-value="2016-02-08">8.02.16</text:date></text:span></text:p>
        </draw:text-box>
      </draw:frame>
      <draw:frame draw:name="Fußzeilenplatzhalter 4" presentation:style-name="Mpr3" draw:text-style-name="MP10" draw:layer="backgroundobjects" svg:width="8.042cm" svg:height="0.798cm" svg:x="8.678cm" svg:y="13.903cm" presentation:class="footer" presentation:user-transformed="true">
        <draw:text-box>
          <text:p/>
        </draw:text-box>
      </draw:frame>
      <draw:frame draw:name="Foliennummernplatzhalter 5" presentation:style-name="Mpr3" draw:text-style-name="MP10" draw:layer="backgroundobjects" svg:width="5.926cm" svg:height="0.798cm" svg:x="18.203cm" svg:y="13.903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8.699cm" svg:x="1.27cm" svg:y="3.509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igenständiger Webservice</dc:title>
    <meta:initial-creator>Sarah Görlich</meta:initial-creator>
    <meta:editing-cycles>33</meta:editing-cycles>
    <meta:creation-date>2016-02-04T15:22:50</meta:creation-date>
    <dc:date>2016-02-08T11:42:23.203000000</dc:date>
    <meta:editing-duration>PT2M17S</meta:editing-duration>
    <meta:generator>LibreOffice/5.0.4.2$Windows_x86 LibreOffice_project/2b9802c1994aa0b7dc6079e128979269cf95bc78</meta:generator>
    <meta:document-statistic meta:object-count="42"/>
    <meta:user-defined meta:name="AppVersion">14.0000</meta:user-defined>
    <meta:user-defined meta:name="Company">Qualitas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